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ui-monospace" svg:font-family="ui-monospace, SFMono-Regular, 'SF Mono', Menlo, Consolas, 'Liberation Mono', monospace" style:font-family-generic="roman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3" style:family="table">
      <style:table-properties style:width="6.2611in" fo:margin-left="0.0035in" fo:margin-top="0in" fo:margin-bottom="0in" table:align="left" style:writing-mode="lr-tb"/>
    </style:style>
    <style:style style:name="Table3.A" style:family="table-column">
      <style:table-column-properties style:column-width="1.56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3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0.5pt solid #45b0e1" style:writing-mode="lr-tb"/>
    </style:style>
    <style:style style:name="Table3.B3" style:family="table-cell">
      <style:table-cell-properties fo:padding-left="0.075in" fo:padding-right="0.075in" fo:padding-top="0in" fo:padding-bottom="0in" fo:border="0.5pt solid #45b0e1" style:writing-mode="lr-tb"/>
    </style:style>
    <style:style style:name="Table3.C3" style:family="table-cell">
      <style:table-cell-properties fo:padding-left="0.075in" fo:padding-right="0.075in" fo:padding-top="0in" fo:padding-bottom="0in" fo:border="0.5pt solid #45b0e1" style:writing-mode="lr-tb"/>
    </style:style>
    <style:style style:name="Table3.D3" style:family="table-cell">
      <style:table-cell-properties fo:padding-left="0.075in" fo:padding-right="0.075in" fo:padding-top="0in" fo:padding-bottom="0in" fo:border="0.5pt solid #45b0e1" style:writing-mode="lr-tb"/>
    </style:style>
    <style:style style:name="Table3.A5" style:family="table-cell">
      <style:table-cell-properties fo:padding-left="0.075in" fo:padding-right="0.075in" fo:padding-top="0in" fo:padding-bottom="0in" fo:border="0.5pt solid #45b0e1" style:writing-mode="lr-tb"/>
    </style:style>
    <style:style style:name="Table3.B5" style:family="table-cell">
      <style:table-cell-properties fo:padding-left="0.075in" fo:padding-right="0.075in" fo:padding-top="0in" fo:padding-bottom="0in" fo:border="0.5pt solid #45b0e1" style:writing-mode="lr-tb"/>
    </style:style>
    <style:style style:name="Table3.C5" style:family="table-cell">
      <style:table-cell-properties fo:padding-left="0.075in" fo:padding-right="0.075in" fo:padding-top="0in" fo:padding-bottom="0in" fo:border="0.5pt solid #45b0e1" style:writing-mode="lr-tb"/>
    </style:style>
    <style:style style:name="Table3.D5" style:family="table-cell">
      <style:table-cell-properties fo:padding-left="0.075in" fo:padding-right="0.075in" fo:padding-top="0in" fo:padding-bottom="0in" fo:border="0.5pt solid #45b0e1" style:writing-mode="lr-tb"/>
    </style:style>
    <style:style style:name="Table3.A7" style:family="table-cell">
      <style:table-cell-properties fo:padding-left="0.075in" fo:padding-right="0.075in" fo:padding-top="0in" fo:padding-bottom="0in" fo:border="0.5pt solid #45b0e1" style:writing-mode="lr-tb"/>
    </style:style>
    <style:style style:name="Table3.B7" style:family="table-cell">
      <style:table-cell-properties fo:padding-left="0.075in" fo:padding-right="0.075in" fo:padding-top="0in" fo:padding-bottom="0in" fo:border="0.5pt solid #45b0e1" style:writing-mode="lr-tb"/>
    </style:style>
    <style:style style:name="Table3.C7" style:family="table-cell">
      <style:table-cell-properties fo:padding-left="0.075in" fo:padding-right="0.075in" fo:padding-top="0in" fo:padding-bottom="0in" fo:border="0.5pt solid #45b0e1" style:writing-mode="lr-tb"/>
    </style:style>
    <style:style style:name="Table3.D7" style:family="table-cell">
      <style:table-cell-properties fo:padding-left="0.075in" fo:padding-right="0.075in" fo:padding-top="0in" fo:padding-bottom="0in" fo:border="0.5pt solid #45b0e1" style:writing-mode="lr-tb"/>
    </style:style>
    <style:style style:name="Table4" style:family="table">
      <style:table-properties style:width="6.2611in" fo:margin-left="0.0035in" fo:margin-top="0in" fo:margin-bottom="0in" table:align="left" style:writing-mode="lr-tb"/>
    </style:style>
    <style:style style:name="Table4.A" style:family="table-column">
      <style:table-column-properties style:column-width="3.130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156082" fo:padding-left="0.075in" fo:padding-right="0.075in" fo:padding-top="0in" fo:padding-bottom="0in" fo:border="0.5pt solid #156082" style:writing-mode="lr-tb">
        <style:background-image/>
      </style:table-cell-properties>
    </style:style>
    <style:style style:name="Table4.A2" style:family="table-cell">
      <style:table-cell-properties fo:background-color="#c1e4f5" fo:padding-left="0.075in" fo:padding-right="0.075in" fo:padding-top="0in" fo:padding-bottom="0in" fo:border="0.5pt solid #45b0e1" style:writing-mode="lr-tb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="0.5pt solid #45b0e1" style:writing-mode="lr-tb"/>
    </style:style>
    <style:style style:name="Table4.B3" style:family="table-cell">
      <style:table-cell-properties fo:padding-left="0.075in" fo:padding-right="0.075in" fo:padding-top="0in" fo:padding-bottom="0in" fo:border="0.5pt solid #45b0e1" style:writing-mode="lr-tb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Aptos" fo:font-size="12pt" fo:language="en" fo:country="US" style:letter-kerning="tru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Aptos"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text-properties style:rfc-language-tag="sr-Latn-RS" fo:language="sr" fo:script="Latn" fo:country="RS" style:language-asian="en" style:country-asian="US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/>
    </style:style>
    <style:style style:name="P12" style:family="paragraph" style:parent-style-name="Standard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 style:font-size-complex="12pt"/>
    </style:style>
    <style:style style:name="P13" style:family="paragraph" style:parent-style-name="Standard">
      <style:text-properties fo:font-variant="normal" fo:text-transform="none" fo:color="#1f2328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margin-top="0in" fo:margin-bottom="0.111in" style:contextual-spacing="false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ffffff" loext:opacity="100%" fo:font-size="12pt" fo:language="en" fo:country="US" fo:font-style="italic" fo:font-weight="bold" style:letter-kerning="true" style:font-name-asian="游明朝" style:font-size-asian="12pt" style:language-asian="ja" style:country-asian="JP" style:font-style-asian="italic" style:font-weight-asian="bold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weight="bold" style:letter-kerning="true" style:font-name-asian="游明朝" style:font-size-asian="12pt" style:language-asian="ja" style:country-asian="JP" style:font-weight-asian="bold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style:letter-kerning="true" style:font-name-asian="游明朝" style:font-size-asian="12pt" style:language-asian="ja" style:country-asian="JP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style="italic" fo:font-weight="bold" style:letter-kerning="true" style:font-name-asian="游明朝" style:font-size-asian="12pt" style:language-asian="ja" style:country-asian="JP" style:font-style-asian="italic" style:font-weight-asian="bold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style="italic" style:letter-kerning="true" style:font-name-asian="游明朝" style:font-size-asian="12pt" style:language-asian="ja" style:country-asian="JP" style:font-style-asian="italic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P21" style:family="paragraph" style:parent-style-name="Standard">
      <style:text-properties officeooo:rsid="00151e4f" officeooo:paragraph-rsid="00151e4f"/>
    </style:style>
    <style:style style:name="P22" style:family="paragraph" style:parent-style-name="Standard">
      <style:paragraph-properties fo:text-align="center" style:justify-single-word="false"/>
      <style:text-properties officeooo:rsid="00151e4f" officeooo:paragraph-rsid="00151e4f"/>
    </style:style>
    <style:style style:name="P23" style:family="paragraph" style:parent-style-name="Standard">
      <style:paragraph-properties fo:text-align="start" style:justify-single-word="false"/>
      <style:text-properties officeooo:rsid="00151e4f" officeooo:paragraph-rsid="00151e4f"/>
    </style:style>
    <style:style style:name="P24" style:family="paragraph" style:parent-style-name="List_20_Paragraph" style:list-style-name="WWNum1"/>
    <style:style style:name="P25" style:family="paragraph" style:parent-style-name="Standard" style:master-page-name="First_20_Page">
      <style:paragraph-properties style:page-number="0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51e4f" officeooo:paragraph-rsid="00151e4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151e4f" officeooo:paragraph-rsid="00160cdc" style:font-size-asian="14pt" style:font-weight-asian="bold" style:font-size-complex="14pt" style:font-weight-complex="bold"/>
    </style:style>
    <style:style style:name="T1" style:family="text">
      <style:text-properties text:display="true"/>
    </style:style>
    <style:style style:name="T2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/>
    </style:style>
    <style:style style:name="T3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9pt" style:font-style-asian="normal" style:font-weight-asian="normal" style:font-size-complex="12pt"/>
    </style:style>
    <style:style style:name="T4" style:family="text">
      <style:text-properties fo:font-variant="normal" fo:text-transform="none" fo:color="#1f2328" loext:opacity="100%" fo:letter-spacing="normal"/>
    </style:style>
    <style:style style:name="T5" style:family="text">
      <style:text-properties fo:font-variant="normal" fo:text-transform="none" fo:color="#1f2328" loext:opacity="100%" fo:letter-spacing="normal" fo:font-style="normal" fo:font-weight="normal" style:font-style-asian="normal" style:font-weight-asian="normal"/>
    </style:style>
    <style:style style:name="T6" style:family="text">
      <style:text-properties fo:font-variant="normal" fo:text-transform="none" fo:color="#1f2328" loext:opacity="100%" fo:font-size="12pt" fo:letter-spacing="normal" style:font-size-asian="12pt" style:font-size-complex="12pt"/>
    </style:style>
    <style:style style:name="T7" style:family="text">
      <style:text-properties fo:font-variant="normal" fo:text-transform="none" fo:color="#1f2328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font-variant="normal" fo:text-transform="none" style:font-name="ui-monospace" fo:font-size="9pt" fo:letter-spacing="normal" fo:font-style="normal" fo:font-weight="normal" style:font-size-asian="9pt" style:font-style-asian="normal" style:font-weight-asian="normal"/>
    </style:style>
    <style:style style:name="T9" style:family="text">
      <style:text-properties fo:font-variant="normal" fo:text-transform="none" style:font-name="ui-monospace" fo:font-size="9pt" fo:letter-spacing="normal" fo:font-style="normal" fo:font-weight="normal" style:font-size-asian="9pt" style:font-style-asian="normal" style:font-weight-asian="normal" style:font-size-complex="12pt"/>
    </style:style>
    <style:style style:name="T10" style:family="text">
      <style:text-properties officeooo:rsid="00151e4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1"/>
      <text:p text:style-name="P21"/>
      <text:p text:style-name="P21"/>
      <text:p text:style-name="P21"/>
      <text:p text:style-name="P21"/>
      <text:p text:style-name="P22"/>
      <text:p text:style-name="P27">STRUČNI KURS RAZVOJ BEZBEDNOG SOFTVERA </text:p>
      <text:p text:style-name="P27">IZVEŠTAJ </text:p>
      <text:p text:style-name="P26">PRONAĐENE RANJIVOSTI U PROJEKTU “RealBookStore”</text:p>
      <text:p text:style-name="P26"/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>Vladeta Vujačić </text:p>
      <text:p text:style-name="P23">11.05.2024.</text:p>
      <text:h text:style-name="P2" text:outline-level="1"><text:bookmark-start text:name="_Toc160050508"/>Istorija izmena<text:bookmark-end text:name="_Toc160050508"/></text:h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15">Verzija</text:p>
          </table:table-cell>
          <table:table-cell table:style-name="Table3.A1" office:value-type="string">
            <text:p text:style-name="P15">Datum</text:p>
          </table:table-cell>
          <table:table-cell table:style-name="Table3.A1" office:value-type="string">
            <text:p text:style-name="P15">Izmenio/la</text:p>
          </table:table-cell>
          <table:table-cell table:style-name="Table3.A1" office:value-type="string">
            <text:p text:style-name="P15">Komentar</text:p>
          </table:table-cell>
        </table:table-row>
        <table:table-row table:style-name="Table3.1">
          <table:table-cell table:style-name="Table3.A2" office:value-type="string">
            <text:p text:style-name="P17">1.0</text:p>
          </table:table-cell>
          <table:table-cell table:style-name="Table3.A2" office:value-type="string">
            <text:p text:style-name="P18">28.2.2024.</text:p>
          </table:table-cell>
          <table:table-cell table:style-name="Table3.A2" office:value-type="string">
            <text:p text:style-name="P18">Uroš Dragojević</text:p>
          </table:table-cell>
          <table:table-cell table:style-name="Table3.A2" office:value-type="string">
            <text:p text:style-name="P18">Kreiran izveštaj</text:p>
          </table:table-cell>
        </table:table-row>
        <table:table-row table:style-name="Table3.1">
          <table:table-cell table:style-name="Table3.A3" office:value-type="string">
            <text:p text:style-name="P17">2.0</text:p>
          </table:table-cell>
          <table:table-cell table:style-name="Table3.B3" office:value-type="string">
            <text:p text:style-name="P18">1<text:span text:style-name="T10">1</text:span>.5.2024.</text:p>
          </table:table-cell>
          <table:table-cell table:style-name="Table3.C3" office:value-type="string">
            <text:p text:style-name="P18">Vladeta Vujačić</text:p>
          </table:table-cell>
          <table:table-cell table:style-name="Table3.D3" office:value-type="string">
            <text:p text:style-name="P18">Kompletiran izveštaj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 table:style-name="Table3.1">
          <table:table-cell table:style-name="Table3.A5" office:value-type="string">
            <text:p text:style-name="P7"/>
          </table:table-cell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6"/>
          </table:table-cell>
          <table:table-cell table:style-name="Table3.D5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able:table-row table:style-name="Table3.1">
          <table:table-cell table:style-name="Table3.A7" office:value-type="string">
            <text:p text:style-name="P7"/>
          </table:table-cell>
          <table:table-cell table:style-name="Table3.B7" office:value-type="string">
            <text:p text:style-name="P6"/>
          </table:table-cell>
          <table:table-cell table:style-name="Table3.C7" office:value-type="string">
            <text:p text:style-name="P6"/>
          </table:table-cell>
          <table:table-cell table:style-name="Table3.D7" office:value-type="string">
            <text:p text:style-name="P6"/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"><text:span text:style-name="Heading_20_1_20_Char">Sadržaj</text:span></text:p>
            <text:p text:style-name="P8"/>
          </text:index-title>
          <text:p text:style-name="P3"><text:a xlink:type="simple" xlink:href="#_Toc160050508" text:style-name="Index_20_Link" text:visited-style-name="Index_20_Link"><text:span text:style-name="T1">Istorija izmena<text:tab/>1</text:span></text:a></text:p>
          <text:p text:style-name="P3"><text:a xlink:type="simple" xlink:href="#_Toc160050509" text:style-name="Index_20_Link" text:visited-style-name="Index_20_Link"><text:span text:style-name="T1">Uvod<text:tab/>3</text:span></text:a></text:p>
          <text:p text:style-name="P4"><text:a xlink:type="simple" xlink:href="#_Toc160050510" text:style-name="Index_20_Link" text:visited-style-name="Index_20_Link"><text:span text:style-name="T1">O veb aplikaciji<text:tab/>3</text:span></text:a></text:p>
          <text:p text:style-name="P4"><text:a xlink:type="simple" xlink:href="#_Toc160050511" text:style-name="Index_20_Link" text:visited-style-name="Index_20_Link"><text:span text:style-name="T1">Kratak pregled rezultata testiranja<text:tab/>3</text:span></text:a></text:p>
          <text:p text:style-name="P3"><text:a xlink:type="simple" xlink:href="#_Toc160050512" text:style-name="Index_20_Link" text:visited-style-name="Index_20_Link"><text:span text:style-name="T1">SQL injection<text:tab/>4</text:span></text:a></text:p>
          <text:p text:style-name="P4"><text:a xlink:type="simple" xlink:href="#_Toc160050513" text:style-name="Index_20_Link" text:visited-style-name="Index_20_Link"><text:span text:style-name="T1">Napad: Ubacivanje novog usera u tabelu “persons” (SQL injection)<text:tab/>4</text:span></text:a></text:p>
          <text:p text:style-name="P5"><text:a xlink:type="simple" xlink:href="#_Toc160050514" text:style-name="Index_20_Link" text:visited-style-name="Index_20_Link"><text:span text:style-name="T1">Metod napada:<text:tab/>4</text:span></text:a></text:p>
          <text:p text:style-name="P4"><text:a xlink:type="simple" xlink:href="#_Toc160050515" text:style-name="Index_20_Link" text:visited-style-name="Index_20_Link"><text:span text:style-name="T1">Predlog odbrane:<text:tab/>4</text:span></text:a></text:p>
          <text:p text:style-name="P3"><text:a xlink:type="simple" xlink:href="#_Toc160050516" text:style-name="Index_20_Link" text:visited-style-name="Index_20_Link"><text:span text:style-name="T1">Cross-site scripting<text:tab/>5</text:span></text:a></text:p>
          <text:p text:style-name="P4"><text:a xlink:type="simple" xlink:href="#_Toc160050517" text:style-name="Index_20_Link" text:visited-style-name="Index_20_Link"><text:span text:style-name="T1">Napad: Ubacivanje novog usera u tabelu “persons”<text:tab/>5</text:span></text:a></text:p>
          <text:p text:style-name="P5"><text:a xlink:type="simple" xlink:href="#_Toc160050518" text:style-name="Index_20_Link" text:visited-style-name="Index_20_Link"><text:span text:style-name="T1">Metod napada:<text:tab/>5</text:span></text:a></text:p>
          <text:p text:style-name="P4"><text:a xlink:type="simple" xlink:href="#_Toc160050519" text:style-name="Index_20_Link" text:visited-style-name="Index_20_Link"><text:span text:style-name="T1">Predlog odbrane:<text:tab/>5</text:span></text:a></text:p>
          <text:p text:style-name="P3"><text:a xlink:type="simple" xlink:href="#_Toc160050520" text:style-name="Index_20_Link" text:visited-style-name="Index_20_Link"><text:span text:style-name="T1">Zaključak<text:tab/>6</text:span></text:a></text:p>
          <text:p text:style-name="P9"/>
        </text:index-body>
      </text:table-of-content>
      <text:p text:style-name="Standard"/>
      <text:h text:style-name="P2" text:outline-level="1"><text:bookmark-start text:name="_Toc160050509"/>Uvod<text:bookmark-end text:name="_Toc160050509"/></text:h>
      <text:p text:style-name="Standard">Ovaj izveštaj se bavi ranjivostima pronađenim u dole opisanoj veb aplikaciji.</text:p>
      <text:h text:style-name="Heading_20_2" text:outline-level="2"><text:bookmark-start text:name="_Toc160050510"/>O veb aplikaciji<text:bookmark-end text:name="_Toc160050510"/></text:h>
      <text:p text:style-name="Standard">RealBookStore je veb aplikacija koja pruža mogućnosti pretrage, ocenjivanja i komentarisanja knjiga.</text:p>
      <text:p text:style-name="Standard">Aplikacija RealBookStore omogućava sledeće:</text:p>
      <text:list xml:id="list1105881971" text:style-name="WWNum1">
        <text:list-item>
          <text:p text:style-name="P24">Pregled i pretragu knjiga.</text:p>
        </text:list-item>
        <text:list-item>
          <text:p text:style-name="P24">Dodavanje nove knjige.</text:p>
        </text:list-item>
        <text:list-item>
          <text:p text:style-name="P24">Detaljan pregleda knjige kao i komentarisanje i ocenjivanje knjige.</text:p>
        </text:list-item>
        <text:list-item>
          <text:p text:style-name="P24">Pregled korisnika aplikacije.</text:p>
        </text:list-item>
        <text:list-item>
          <text:p text:style-name="P24">Detaljan pregled podataka korisnika.</text:p>
        </text:list-item>
      </text:list>
      <text:h text:style-name="Heading_20_2" text:outline-level="2"/>
      <text:h text:style-name="Heading_20_2" text:outline-level="2"><text:bookmark-start text:name="_Toc160050511"/>Kratak pregled rezultata testiranja<text:bookmark-end text:name="_Toc160050511"/></text:h>
      <text:p text:style-name="P10">Napomena: svi dokumentovani napadi i rezultati izmena nalaze se u podfolderu report u vidu jednog markdown fajla.</text:p>
      <text:p text:style-name="P10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6">Nivo opasnosti</text:p>
          </table:table-cell>
          <table:table-cell table:style-name="Table4.A1" office:value-type="string">
            <text:p text:style-name="P16">Broj ranjivosti</text:p>
          </table:table-cell>
        </table:table-row>
        <table:table-row table:style-name="Table4.1">
          <table:table-cell table:style-name="Table4.A2" office:value-type="string">
            <text:p text:style-name="P19">Low</text:p>
          </table:table-cell>
          <table:table-cell table:style-name="Table4.A2" office:value-type="string">
            <text:p text:style-name="P20">3</text:p>
          </table:table-cell>
        </table:table-row>
        <table:table-row table:style-name="Table4.1">
          <table:table-cell table:style-name="Table4.A3" office:value-type="string">
            <text:p text:style-name="P19">Medium</text:p>
          </table:table-cell>
          <table:table-cell table:style-name="Table4.B3" office:value-type="string">
            <text:p text:style-name="P20">2</text:p>
          </table:table-cell>
        </table:table-row>
        <table:table-row table:style-name="Table4.1">
          <table:table-cell table:style-name="Table4.A2" office:value-type="string">
            <text:p text:style-name="P19">High</text:p>
          </table:table-cell>
          <table:table-cell table:style-name="Table4.A2" office:value-type="string">
            <text:p text:style-name="P20">1</text:p>
          </table:table-cell>
        </table:table-row>
      </table:table>
      <text:p text:style-name="P10"/>
      <text:h text:style-name="P2" text:outline-level="1"><text:bookmark-start text:name="_Toc160050512"/>SQL injection<text:bookmark-end text:name="_Toc160050512"/></text:h>
      <text:h text:style-name="Heading_20_2" text:outline-level="2"><text:bookmark-start text:name="_Toc160050513"/>Napad: Ubacivanje novog usera u tabelu “persons” (SQL injection)<text:bookmark-end text:name="_Toc160050513"/></text:h>
      <text:h text:style-name="Heading_20_3" text:outline-level="3"><text:bookmark-start text:name="_Toc160050514"/>Metod napada:<text:bookmark-end text:name="_Toc160050514"/></text:h>
      <text:p text:style-name="Standard">Na stranici za ocenjivanje pojedinačne knjige, uneti sledeći kod kao komentar:</text:p>
      <text:p text:style-name="P11">‘); insert into persons(firstName, lastName, email) values(‘Vladeta’, ‘Vujacic’, ‘bilo sta’); --</text:p>
      <text:h text:style-name="Heading_20_2" text:outline-level="2"><text:bookmark-start text:name="_Toc160050515"/>Predlog odbrane:<text:bookmark-end text:name="_Toc160050515"/></text:h>
      <text:p text:style-name="Standard">Kako bismo popravili SQLi ranjivost, potrebno je da umesto običnog Statement-a koristimo PreparedStatement koji nam omogućava da se potencijalno maliciozan kod moze jedino interpretirati kao komentar a ne i kao deo naredbe.</text:p>
      <text:p text:style-name="Standard">Stari deo koda:</text:p>
      <text:p text:style-name="Standard"><text:span text:style-name="T8">String</text:span><text:span text:style-name="T4"> </text:span><text:span text:style-name="T2">query</text:span><text:span text:style-name="T4"> </text:span><text:span text:style-name="T2">= </text:span><text:span text:style-name="T8">"insert into comments(bookId, userId, comment) values ("</text:span><text:span text:style-name="T4"> </text:span><text:span text:style-name="T2">+ comment.getBookId() + ", "</text:span><text:span text:style-name="T4"> </text:span><text:span text:style-name="T2">+ comment.getUserId() + ", '"</text:span><text:span text:style-name="T4"> </text:span><text:span text:style-name="T2">+ comment.getComment() + </text:span><text:span text:style-name="T8">"')"</text:span><text:span text:style-name="T2">;</text:span></text:p>
      <text:p text:style-name="Standard"><text:span text:style-name="T9">try</text:span><text:span text:style-name="T6"> </text:span><text:span text:style-name="T3">(</text:span><text:span text:style-name="T9">Connection</text:span><text:span text:style-name="T6"> </text:span><text:span text:style-name="T3">connection</text:span><text:span text:style-name="T6"> </text:span><text:span text:style-name="T3">= dataSource.</text:span><text:span text:style-name="T9">getConnection</text:span><text:span text:style-name="T3">();</text:span></text:p>
      <text:p text:style-name="P12"><text:s text:c="7"/>Statement statement = connection.createStatement();</text:p>
      <text:p text:style-name="P12">){</text:p>
      <text:p text:style-name="P12"><text:s text:c="7"/>statement.execute(query);</text:p>
      <text:p text:style-name="P11">} catch (SQLException e) {</text:p>
      <text:p text:style-name="P11"><text:s text:c="7"/>e.printStackTrace();</text:p>
      <text:p text:style-name="P11">}</text:p>
      <text:p text:style-name="P13">Novi deo koda:</text:p>
      <text:p text:style-name="Standard"><text:span text:style-name="T2">String</text:span><text:span text:style-name="T5"> </text:span><text:span text:style-name="T2">query</text:span><text:span text:style-name="T5"> </text:span><text:span text:style-name="T2">= "insert into comments(bookId, userId, comment) values (?,?,?)";</text:span></text:p>
      <text:p text:style-name="Standard"><text:span text:style-name="T9">try</text:span><text:span text:style-name="T6"> </text:span><text:span text:style-name="T3">(</text:span><text:span text:style-name="T9">Connection</text:span><text:span text:style-name="T6"> </text:span><text:span text:style-name="T3">connection</text:span><text:span text:style-name="T6"> </text:span><text:span text:style-name="T3">= dataSource.</text:span><text:span text:style-name="T9">getConnection</text:span><text:span text:style-name="T3">();</text:span></text:p>
      <text:p text:style-name="P12"><text:s text:c="7"/>PreparedStatement preparedStatement = connection.prepareStatement(query);</text:p>
      <text:p text:style-name="P12">){</text:p>
      <text:p text:style-name="P12"><text:s text:c="7"/>preparedStatement.setInt(1,comment.getBookId());</text:p>
      <text:p text:style-name="P12"><text:s text:c="7"/>preparedStatement.setInt(2,comment.getUserId());</text:p>
      <text:p text:style-name="P11"><text:s text:c="7"/>preparedStatement.setString(3,comment.getComment());</text:p>
      <text:p text:style-name="P11"><text:s text:c="7"/>preparedStatement.executeUpdate();</text:p>
      <text:p text:style-name="P11">} catch (SQLException e) {</text:p>
      <text:p text:style-name="P11"><text:soft-page-break/><text:s text:c="7"/>e.printStackTrace();</text:p>
      <text:p text:style-name="P11">}</text:p>
      <text:h text:style-name="Heading_20_1" text:outline-level="1"><text:bookmark-start text:name="_Toc160050516"/>Cross-site scripting<text:bookmark-end text:name="_Toc160050516"/></text:h>
      <text:h text:style-name="Heading_20_2" text:outline-level="2"><text:bookmark-start text:name="_Toc160050517"/>Napad: Ubacivanje novog user-a u tabelu “persons” sa <text:s text:c="5"/>email-om koji je maliciozan kod koji će nam omogućiti da dohvatimo cookie svaki put kada se poseti stranica koja izlistava osobe<text:bookmark-end text:name="_Toc160050517"/> <text:s text:c="8"/></text:h>
      <text:h text:style-name="Heading_20_3" text:outline-level="3"><text:bookmark-start text:name="_Toc160050518"/>Metod napada:<text:bookmark-end text:name="_Toc160050518"/></text:h>
      <text:p text:style-name="P11">‘); insert into persons(firstName, lastName, email) values(‘Vladeta’, ‘Vujacic’, ‘&lt;img src=”x” onerror=”console.log(document.cookie);”/&gt;’); --</text:p>
      <text:h text:style-name="Heading_20_2" text:outline-level="2"/>
      <text:h text:style-name="Heading_20_2" text:outline-level="2"><text:bookmark-start text:name="_Toc160050519"/>Predlog odbrane:<text:bookmark-end text:name="_Toc160050519"/></text:h>
      <text:p text:style-name="Standard">Kako bismo onemogućili da neko kao komentar unese nešto što u sebi ima kod koji eksploatiše cross-site scripting ranjivost, moramo u persons.html fajlu na mestima gde se koristi innerHTML zameniti sa textContent što onemogućava da pretraživač interpretira dohvaćen tekst kao JavaScript kod. Takođe, u book.html fajlu treba zameniti th:utext sa th:text kako bismo onemogućili interpretiranje sadržaja kao kod a ne kao tekst.</text:p>
      <text:h text:style-name="Heading_20_1" text:outline-level="1"><text:bookmark-start text:name="_Toc1600505161"/>Cross-site request forgering <text:bookmark-end text:name="_Toc1600505161"/></text:h>
      <text:h text:style-name="Heading_20_2" text:outline-level="2"><text:bookmark-start text:name="_Toc1600505171"/>Napad: Korišćenje trenutno uspostavljene sesije korisnika kako bismo izvršili promenu imena osobe<text:bookmark-end text:name="_Toc1600505171"/> <text:s text:c="5"/></text:h>
      <text:h text:style-name="Heading_20_3" text:outline-level="3"><text:bookmark-start text:name="_Toc1600505181"/>Metod napada<text:bookmark-end text:name="_Toc1600505181"/></text:h>
      <text:p text:style-name="Standard">Kako bismo izvršili CSRF napad, potrebno je da u /csrf-exploit/index.html fajlu implementiramo funkciju exploit koja će imati sledeći kod:</text:p>
      <text:p text:style-name="Standard"><text:span text:style-name="T8">function</text:span><text:span text:style-name="T4"> </text:span><text:span text:style-name="T8">exploit</text:span><text:span text:style-name="T2">()</text:span><text:span text:style-name="T4"> </text:span><text:span text:style-name="T2">{</text:span><text:tab/></text:p>
      <text:p text:style-name="Standard"><text:span text:style-name="T8"><text:tab/>const</text:span><text:span text:style-name="T4"> </text:span><text:span text:style-name="T2">formData</text:span><text:span text:style-name="T4"> </text:span><text:span text:style-name="T8">=</text:span><text:span text:style-name="T4"> </text:span><text:span text:style-name="T8">new</text:span><text:span text:style-name="T4"> </text:span><text:span text:style-name="T8">FormData</text:span><text:span text:style-name="T2">();</text:span></text:p>
      <text:p text:style-name="P11"><text:tab/>formData.append('id', 1);</text:p>
      <text:p text:style-name="P11"><text:tab/>formData.append('firstName', 'Batman');</text:p>
      <text:p text:style-name="P11"><text:tab/>formData.append('lastName', 'Dark Knight');</text:p>
      <text:p text:style-name="P11"><text:tab/>fetch('http://localhost:8080/update-person', { mode: 'no-cors', method : 'POST', body: <text:tab/>formData, credentials: 'include'});</text:p>
      <text:p text:style-name="P11">}</text:p>
      <text:p text:style-name="P11"><text:soft-page-break/></text:p>
      <text:p text:style-name="P13">Sada, svaki put kada žrtva klikne na trofej, uputiće se zahtev na endpoint update-person od strane trenutno ulogovanog korisnika.</text:p>
      <text:h text:style-name="Heading_20_2" text:outline-level="2"><text:bookmark-start text:name="_Toc1600505191"/>Predlog odbrane:<text:bookmark-end text:name="_Toc1600505191"/></text:h>
      <text:p text:style-name="Standard">Kako bismo onemogućili da neko eksploatiše CSRF ranjivost, potrebno je da implementiramo generisanje, razmenu <text:span text:style-name="T7">i</text:span> proveru ispravnosti CSRF tokena na update-person endpoint-u. <text:bookmark text:name="_Toc160050520"/></text:p>
      <text:h text:style-name="P2" text:outline-level="1"><text:bookmark-start text:name="_Toc1600505201"/>Zaključak<text:bookmark-end text:name="_Toc1600505201"/></text:h>
      <text:p text:style-name="Standard">Izmenama koje su gore navedene onemogućeno je izvršavanje SQLi i XSS napada, kao i CSRF napada na update-person endpoint. </text:p>
      <text:p text:style-name="P14">Ono što je još rađeno na kursu, a što bi moglo da se implementira kako bismo poboljšali sigurnost naše aplikacije jeste dvofaktorska Autentifikacija i Autorizacija, kao i Logging i Auditing.<text:bookmark text:name="_Toc160050520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ui-monospace" svg:font-family="ui-monospace, SFMono-Regular, 'SF Mono', Menlo, Consolas, 'Liberation Mono', monospace" style:font-family-generic="roman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游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true" style:font-name-asian="游明朝" style:font-family-asian="游明朝" style:font-family-generic-asian="system" style:font-pitch-asian="variable" style:font-size-asian="12pt" style:language-asian="ja" style:country-asian="JP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Aptos" fo:font-family="Aptos" style:font-family-generic="roman" style:font-pitch="variable" fo:font-size="11pt" fo:language="en" fo:country="US" style:letter-kerning="false" style:font-name-asian="游明朝" style:font-family-asian="游明朝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n" style:country-asian="US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游ゴシック Light" style:font-family-asian="'游ゴシック Light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游ゴシック Light" style:font-family-asian="'游ゴシック Light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游ゴシック Light" style:font-family-asian="'游ゴシック Light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游ゴシック Light" style:font-family-asian="'游ゴシック Light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游ゴシック Light" style:font-family-asian="'游ゴシック Light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fo:font-size="11pt" style:letter-kerning="fals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0:41:00</meta:creation-date>
    <meta:initial-creator>Uroš Dragojević</meta:initial-creator>
    <dc:language>en-US</dc:language>
    <dc:date>2024-05-11T09:26:22.051766959</dc:date>
    <meta:editing-cycles>13</meta:editing-cycles>
    <dc:subject>Pronađene ranjivosti u projektu “RealBookStore”</dc:subject>
    <dc:title>Izveštaj</dc:title>
    <meta:editing-duration>PT1H10M25S</meta:editing-duration>
    <meta:generator>LibreOffice/7.3.7.2$Linux_X86_64 LibreOffice_project/30$Build-2</meta:generator>
    <meta:document-statistic meta:table-count="2" meta:image-count="0" meta:object-count="0" meta:page-count="8" meta:paragraph-count="103" meta:word-count="588" meta:character-count="4586" meta:non-whitespace-character-count="4010"/>
    <meta:user-defined meta:name="AppVersion">15.0000</meta:user-defined>
    <meta:user-defined meta:name="Company">Stručni kurs Razvoj bezbednog softvera</meta:user-defined>
    <meta:template xlink:type="simple" xlink:actuate="onRequest" xlink:title="Normal.dotm" xlink:href=""/>
  </office:meta>
</office:document-meta>
</file>